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aac8" officeooo:paragraph-rsid="001faac8"/>
    </style:style>
    <style:style style:name="P2" style:family="paragraph" style:parent-style-name="Standard">
      <style:text-properties officeooo:rsid="0020eb96" officeooo:paragraph-rsid="0020eb96"/>
    </style:style>
    <style:style style:name="P3" style:family="paragraph" style:parent-style-name="Standard">
      <style:text-properties officeooo:rsid="0021d911" officeooo:paragraph-rsid="0021d911"/>
    </style:style>
    <style:style style:name="P4" style:family="paragraph" style:parent-style-name="Standard">
      <style:text-properties officeooo:rsid="00220f6e" officeooo:paragraph-rsid="00220f6e"/>
    </style:style>
    <style:style style:name="P5" style:family="paragraph" style:parent-style-name="Standard">
      <style:text-properties officeooo:rsid="0024dfe3" officeooo:paragraph-rsid="0024dfe3"/>
    </style:style>
    <style:style style:name="T1" style:family="text">
      <style:text-properties officeooo:rsid="0020eb96"/>
    </style:style>
    <style:style style:name="T2" style:family="text">
      <style:text-properties officeooo:rsid="0021d911"/>
    </style:style>
    <style:style style:name="T3" style:family="text">
      <style:text-properties officeooo:rsid="00220f6e"/>
    </style:style>
    <style:style style:name="T4" style:family="text">
      <style:text-properties officeooo:rsid="002221d9"/>
    </style:style>
    <style:style style:name="T5" style:family="text">
      <style:text-properties officeooo:rsid="00236a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 the past two or so years, I have seen media cover <text:span text:style-name="T1">the inevitable advent of super intelligent AI. While I believe artificial intelligent systems will become increasingly intelligent, it is difficult for me to conclude whether or not a super intelligent AI will pose a real threat to the modern day human lifestyle. One area, worth looking into, where AI could cause a negative effect is in game predictions, and in particular, democratic voting predictions. For the sake of this essay, let's assume the “worst-case” scenario wherein an AI agent could always correctly predict the outcome of a democratic election.</text:span></text:p>
      <text:p text:style-name="P2"/>
      <text:p text:style-name="P3">Let's imagine Alice and Bob are running for Congress, and that Alice is projected to win from the predictions given by the always-correct AI. Alice supports an economic treaty that makes the leaders of a different country, I'll call country X, feel economically threatened. Could the leaders of country X make attempts to influence the election? What if country X ma<text:span text:style-name="T4">kes</text:span> attempts at a cyber-attack <text:span text:style-name="T4">to influence the election</text:span>? Or worse, what i<text:span text:style-name="T4">f </text:span>country X <text:span text:style-name="T4">makes violent attempts to influence the election?</text:span></text:p>
      <text:p text:style-name="P3"/>
      <text:p text:style-name="P4">I have heard some people argue that the best solution is to never allow anyone to develop an AI <text:span text:style-name="T5">as</text:span> intelligent as the one I have imagined in this essay. I believe this solution is too idealistic. I cannot think of any mechanism in which the <text:span text:style-name="T5">suppression of the</text:span> development of science, mathematics, and technology is either justified nor doable. Therefore, the only real solution, <text:span text:style-name="T5">and responsibility,</text:span> is to prepare for the potential consequences of developing a super intelligent A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21:48:55.095811306</meta:creation-date>
    <dc:date>2016-12-01T22:44:27.234179983</dc:date>
    <meta:editing-duration>PT25M7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263" meta:character-count="1598" meta:non-whitespace-character-count="1337"/>
  </office:meta>
</office:document-meta>
</file>